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ubtitle">
      <style:text-properties officeooo:rsid="0010ab29" officeooo:paragraph-rsid="0010ab29"/>
    </style:style>
    <style:style style:name="P2" style:family="paragraph" style:parent-style-name="Title">
      <style:text-properties officeooo:rsid="0010ab29" officeooo:paragraph-rsid="0010ab29"/>
    </style:style>
    <style:style style:name="P3" style:family="paragraph" style:parent-style-name="Text_20_body">
      <style:text-properties officeooo:rsid="0010ab29" officeooo:paragraph-rsid="0010ab29"/>
    </style:style>
    <style:style style:name="P4" style:family="paragraph" style:parent-style-name="Text_20_body">
      <style:text-properties fo:font-style="italic" officeooo:rsid="0010ab29" officeooo:paragraph-rsid="0010ab29" style:font-style-asian="italic" style:font-style-complex="italic"/>
    </style:style>
    <style:style style:name="P5" style:family="paragraph" style:parent-style-name="Text_20_body" style:list-style-name="L1">
      <style:text-properties officeooo:rsid="0010ab29" officeooo:paragraph-rsid="0010ab29"/>
    </style:style>
    <style:style style:name="P6" style:family="paragraph" style:parent-style-name="Text_20_body" style:list-style-name="L1">
      <style:text-properties fo:font-style="italic" officeooo:rsid="0010ab29" officeooo:paragraph-rsid="0010ab29" style:font-style-asian="italic" style:font-style-complex="italic"/>
    </style:style>
    <style:style style:name="P7" style:family="paragraph" style:parent-style-name="Text_20_body" style:list-style-name="L1">
      <style:text-properties fo:font-style="italic" officeooo:rsid="0014ccd6" officeooo:paragraph-rsid="0014ccd6" style:font-style-asian="italic" style:font-style-complex="italic"/>
    </style:style>
    <style:style style:name="P8" style:family="paragraph" style:parent-style-name="Text_20_body" style:list-style-name="L1">
      <style:text-properties fo:font-style="normal" officeooo:rsid="0010ab29" officeooo:paragraph-rsid="0010ab29" style:font-style-asian="normal" style:font-style-complex="normal"/>
    </style:style>
    <style:style style:name="T1" style:family="text">
      <style:text-properties officeooo:rsid="001335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AFAC Analysis on Enron Email Set</text:p>
      <text:p text:style-name="P1"><text:span text:style-name="T1">Table</text:span> of Content<text:span text:style-name="T1">s</text:span> Proposal</text:p>
      <text:p text:style-name="P3"/>
      <text:list xml:id="list3113436339" text:style-name="L1">
        <text:list-item>
          <text:p text:style-name="P5">Introduction</text:p>
        </text:list-item>
        <text:list-item>
          <text:p text:style-name="P5">Data</text:p>
          <text:list>
            <text:list-item>
              <text:p text:style-name="P5">Description</text:p>
            </text:list-item>
          </text:list>
          <text:p text:style-name="P6">Qualitative &amp; quantitative description</text:p>
          <text:list text:continue-numbering="true">
            <text:list-item>
              <text:p text:style-name="P8">Preprocessing</text:p>
              <text:p text:style-name="P7">Extracting information via Regex and store them in DataFrame</text:p>
              <text:p text:style-name="P7">Creating a term x author x month array</text:p>
            </text:list-item>
          </text:list>
        </text:list-item>
        <text:list-item>
          <text:p text:style-name="P5">PARAFAC Methodolgy</text:p>
          <text:list>
            <text:list-item>
              <text:p text:style-name="P5">Motivation: Rotation problem of PCA</text:p>
            </text:list-item>
            <text:list-item>
              <text:p text:style-name="P5">Tensor decomposition</text:p>
            </text:list-item>
            <text:list-item>
              <text:p text:style-name="P5">PARAFAC-ALS</text:p>
              <text:p text:style-name="P6">Decomposition via alternating least squares</text:p>
              <text:p text:style-name="P6">TensorLy Package</text:p>
            </text:list-item>
          </text:list>
        </text:list-item>
        <text:list-item>
          <text:p text:style-name="P8">Results</text:p>
        </text:list-item>
        <text:list-item>
          <text:p text:style-name="P8">Conclusion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0:16:37.656226364</meta:creation-date>
    <dc:date>2019-11-13T11:23:45.432950927</dc:date>
    <meta:editing-duration>PT19M2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64" meta:character-count="417" meta:non-whitespace-character-count="380"/>
  </office:meta>
</office:document-meta>
</file>